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WithSortTask.supports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WithSortTask.withSear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WithSortTask.withWa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WithSortTask.getQuery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WithSortTask.SearchWithSort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WithSortTask.getS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archWithSortTask.withTrave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WithSortTask.withRetrie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WithSortTask.getType( String type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archWithSortTask.setParams( String sort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